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9"/>Era véspera de Natal e todos na casa estavam se preparando para a grande noite. O clima estava agradável, com uma suave brisa de verão soprando e as luzes coloridas enfeitando a rua. Todos estavam ansiosos para a chegada do Papai Noel, especialmente eu e meu irmão Jake.</text:p>
      <text:p text:style-name="Standard"><text:s text:c="9"/>Enquanto os adultos preparavam a ceia, eu e meu irmão brincava animadamente, jogando jogos de tabuleiro e assistindo um filme de Natal na TV. De repente, o som de uma notificação de celular interrompeu a diversão. Era a prima mais nova, que havia enviado uma mensagem para o grupo da família no WhatsApp. Eu e meu irmão Curioso, pedimos para ver a mensagem e descobrimos que a prima havia encontrado um aplicativo que permitia "rastrear" o Papai Noel em sua jornada ao redor do mundo.</text:p>
      <text:p text:style-name="Standard"><text:s text:c="9"/>Ficamos fascinados com a ideia e começamos a acompanhar o Papai Noel em tempo real no mapa do aplicativo. Conforme a noite avançava, eu e meu irmão continuava acompanhando o Papai Noel pelo aplicativo, ansioso para vê-lo chegar. De repente, ouvimos um barulho no telhado. Seria ele? Meu irmão correu para a janela e avisto um trenó voador puxado por renas, exatamente como no aplicativo.</text:p>
      <text:p text:style-name="Standard"><text:s text:c="9"/>Nós gritamos de alegria, chamamos todos os adultos para observarem o Papai Noel chegando. Corremos para a varanda e, com olhos arregalados, assistimos o Papai Noel descendo pela chaminé e deixando presentes debaixo da árvore. Naquela noite, a tecnologia se tornou uma aliada na celebração de Natal da minha família, ajudando a tornar a noite ainda mais mágica e encantadora. Eu e meu irmão Jake nunca esqueceremos daquela noite em que rastreamos o Papai Noel pelo aplicativo e vimos pessoalmente em sua chegada.</text:p>
      <text:p text:style-name="Standard"/>
      <text:p text:style-name="Standard"/>
      <text:p text:style-name="Standard">A noite de natal (Amanda e Marcos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19T15:59:10.940499194</meta:creation-date>
    <dc:date>2023-04-19T16:34:53.096149002</dc:date>
    <meta:editing-duration>PT25M32S</meta:editing-duration>
    <meta:editing-cycles>1</meta:editing-cycles>
    <meta:document-statistic meta:table-count="0" meta:image-count="0" meta:object-count="0" meta:page-count="1" meta:paragraph-count="5" meta:word-count="288" meta:character-count="1722" meta:non-whitespace-character-count="1403"/>
    <meta:generator>LibreOffice/6.4.7.2$Linux_X86_64 LibreOffice_project/40$Build-2</meta:generator>
  </office:meta>
</office:document-meta>
</file>